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non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non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noncampus-vir" style:display-name="PageStyle_criminal-offenses-non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